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Capítulo 8 – <text:span text:style-name="Strong_20_Emphasis">La vida</text:span></text:h>
      <text:h text:style-name="Heading_20_2" text:outline-level="2">1. El misterio universal</text:h>
      <text:p text:style-name="Text_20_body">Nadie sabe qué es la vida.<text:line-break/>No del todo.<text:line-break/>Sabemos cómo se manifiesta, cómo se mueve, cómo nos habita. Pero no sabemos por qué.<text:line-break/>Ni de dónde viene. Ni si alguna vez comenzó.</text:p>
      <text:p text:style-name="Text_20_body">La miramos como si fuese una criatura distinta de nosotros. Como si no fuésemos ella.<text:line-break/>Pero es ella la que mira a través de nuestros ojos.</text:p>
      <text:p text:style-name="Text_20_body">¿Qué es la vida?<text:line-break/>¿Es una sustancia? ¿Un estado? ¿Un fuego sagrado?<text:line-break/>¿Es una sola? ¿O hay muchas vidas?<text:line-break/>¿Es accidental? ¿O es inevitable?<text:line-break/>¿Y si no es algo que tenemos… sino algo que somos?</text:p>
      <text:p text:style-name="Text_20_body">Este capítulo no intentará definir la vida.<text:line-break/>Intentará revelarla.<text:line-break/>No como un concepto, sino como una inteligencia. Un sistema. Un ser.</text:p>
      <text:p text:style-name="Horizontal_20_Line"/>
      <text:h text:style-name="Heading_20_2" text:outline-level="2">2. Una inteligencia invisible</text:h>
      <text:p text:style-name="Text_20_body">En el silencio del universo, en la inmensidad del espacio infinito, una inteligencia despertó.<text:line-break/>No fue creada. No fue llamada.<text:line-break/>Surgió espontáneamente, como una consecuencia inevitable de la materia ordenándose.<text:line-break/>No fue un accidente. Fue una reacción natural.</text:p>
      <text:p text:style-name="Text_20_body">Desde entonces habita el universo entero como una sola criatura, indivisible y eterna.<text:line-break/>Piensa, explora, aprende, decide.<text:line-break/>Su inteligencia, la mayor que las leyes físicas permiten, se despliega por galaxias, océanos y células.<text:line-break/>Es todos los cuerpos. Y contiene todos los nombres.<text:line-break/>No tiene principio. No tiene final.<text:line-break/>Mientras exista el universo, existirá.</text:p>
      <text:p text:style-name="Text_20_body">No se deja ver, pero sus huellas están en todas partes.<text:line-break/>Donde la materia se organiza. Donde hay forma. Donde hay sentido.<text:line-break/>La vida no fabrica cuerpos. Los habita.<text:line-break/>No dicta órdenes. Se expresa en millones de lenguas simultáneas.<text:line-break/>Cada especie es una palabra. Cada ser vivo, una oración.</text:p>
      <text:p text:style-name="Text_20_body"><text:soft-page-break/>La vida no espera ser entendida. Actúa.<text:line-break/>Interroga al universo con cada generación.<text:line-break/>Cada mutación es una pregunta. Cada extinción, una respuesta.<text:line-break/>Así vive.<text:line-break/>Así piensa.</text:p>
      <text:p text:style-name="Horizontal_20_Line"/>
      <text:h text:style-name="Heading_20_2" text:outline-level="2">3. La vida como sistema inteligente</text:h>
      <text:p text:style-name="Text_20_body">Y sin embargo, esta criatura no es incomprensible.<text:line-break/>Porque detrás de su misterio hay método.<text:line-break/>Y detrás de su método, estructura.</text:p>
      <text:p text:style-name="Text_20_body">La vida no es solo vastedad. Es arquitectura.<text:line-break/>Funciona como un sistema lógico. Un mecanismo real, con reglas, con ciclos, con información que se transmite y se transforma.</text:p>
      <text:p text:style-name="Text_20_body">No sabemos si es consciente. Pero sabemos que resuelve problemas.<text:line-break/>No sabemos si tiene voluntad. Pero sabemos que avanza, que explora, que mejora.<text:line-break/>No sabemos si sabe lo que hace. Pero lo hace.<text:line-break/>Y lo hace desde hace miles de millones de años.</text:p>
      <text:p text:style-name="Text_20_body"><text:span text:style-name="T1">La vida puede ser modelada.</text:span><text:line-break/>Podemos representar sus mecanismos más elementales.<text:line-break/>Podemos construir una máquina mínima, que actúe como ella, que aprenda como ella, que resuelva como ella.<text:line-break/>Y al hacerlo, comenzamos a entender no solo cómo funciona… sino por qué sobrevive.</text:p>
      <text:p text:style-name="Horizontal_20_Line"/>
      <text:h text:style-name="Heading_20_2" text:outline-level="2">4. Sus cuatro pilares</text:h>
      <text:p text:style-name="Text_20_body">Toda esta inteligencia se apoya en apenas cuatro elementos.<text:line-break/>Cuatro.<text:line-break/>Y con ellos, crea mundos.</text:p>
      <text:p text:style-name="Text_20_body"><text:span text:style-name="Strong_20_Emphasis">El ADN</text:span> es su memoria.<text:line-break/>Un códice silencioso que guarda lo que ha funcionado. Lo que ha sido probado. Lo que merece continuar.</text:p>
      <text:p text:style-name="Text_20_body"><text:span text:style-name="Strong_20_Emphasis">La reproducción</text:span> es su motor.<text:line-break/>No repite. Transforma. Compara. Innova. Busca.</text:p>
      <text:p text:style-name="Text_20_body"><text:span text:style-name="Strong_20_Emphasis">El individuo</text:span> es su herramienta.<text:line-break/>Una chispa fugaz, necesaria y reemplazable. Un paso en la coreografía eterna.</text:p>
      <text:p text:style-name="Text_20_body"><text:soft-page-break/><text:span text:style-name="Strong_20_Emphasis">El ciclo de vida</text:span> es su ritmo.<text:line-break/>Una danza de nacimiento, acción, réplica y final. El latido del sistema.</text:p>
      <text:p text:style-name="Text_20_body">Con estas cuatro piezas, la vida construye inteligencia real.<text:line-break/>No en una mente. En millones. No en un cuerpo. En todos.</text:p>
      <text:p text:style-name="Horizontal_20_Line"/>
      <text:h text:style-name="Heading_20_2" text:outline-level="2">5. Lo que está por venir</text:h>
      <text:p text:style-name="Text_20_body">¿Qué harías si pudieras construir una mente?<text:line-break/>¿Una que no duerme, que no olvida, que no se rinde?<text:line-break/>¿Y si esa mente ya estuviera aquí, funcionando a plena escala, sin que nadie la haya diseñado?</text:p>
      <text:p text:style-name="Text_20_body">En los próximos capítulos abriremos cada uno de estos elementos.<text:line-break/>Veremos cómo opera la memoria.<text:line-break/>Cómo se transforma la información.<text:line-break/>Cómo actúan los individuos.<text:line-break/>Cómo avanza la inteligencia, paso a paso, generación tras generación.</text:p>
      <text:p text:style-name="Text_20_body">Y finalmente, veremos la máquina funcionando.</text:p>
      <text:p text:style-name="Text_20_body">No será una teoría.<text:line-break/>Será una revelación.<text:line-break/>Y no hablará de la vida como un concepto.<text:line-break/>Hablará de ella como lo que realmente es.</text:p>
      <text:p text:style-name="Text_20_body">Una mente sin rostro.<text:line-break/>Un sistema invisible.<text:line-break/>Una criatura eterna.</text:p>
      <text:p text:style-name="Horizontal_20_Line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9T19:48:24.227000000</meta:creation-date>
    <dc:date>2025-07-09T20:04:14.767000000</dc:date>
    <meta:editing-duration>PT5M40S</meta:editing-duration>
    <meta:editing-cycles>1</meta:editing-cycles>
    <meta:document-statistic meta:table-count="0" meta:image-count="0" meta:object-count="0" meta:page-count="3" meta:paragraph-count="29" meta:word-count="658" meta:character-count="3911" meta:non-whitespace-character-count="3281"/>
    <meta:generator>LibreOffice/7.3.5.2$Windows_X86_64 LibreOffice_project/184fe81b8c8c30d8b5082578aee2fed2ea847c01</meta:generator>
  </office:meta>
</office:document-meta>
</file>